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paragraph-rsid="001c4b4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#fff200" loext:char-shading-value="0"/>
    </style:style>
    <style:style style:name="T3" style:family="text">
      <style:text-properties fo:background-color="#fff200" loext:char-shading-value="0"/>
    </style:style>
    <style:style style:name="T4" style:family="text">
      <style:text-properties fo:background-color="#c2e0ae" loext:char-shading-value="0"/>
    </style:style>
    <style:style style:name="T5" style:family="text">
      <style:text-properties fo:background-color="#c2e0ae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id: 1_10ecb.xml</text:p>
      <text:p text:style-name="Standard"><text:s text:c="8"/>mention: 0: ['told']</text:p>
      <text:p text:style-name="Standard"><text:s text:c="8"/>mention: 1: ['promises']</text:p>
      <text:p text:style-name="Standard"><text:s text:c="8"/>mention: 2: ['promises', 'treatment', 'center']</text:p>
      <text:p text:style-name="Standard"><text:s text:c="8"/>mention: 3: ['herself']</text:p>
      <text:p text:style-name="Standard"><text:s text:c="8"/>mention: 4: ['she']</text:p>
      <text:p text:style-name="Standard"><text:s text:c="8"/>mention: 5: ['her']</text:p>
      <text:p text:style-name="Standard"><text:s text:c="8"/>mention: 6: ['tara', 'reid']</text:p>
      <text:p text:style-name="Standard"><text:s text:c="8"/>mention: 7: ['family']</text:p>
      <text:p text:style-name="Standard"><text:s text:c="8"/>mention: 8: ['people']</text:p>
      <text:p text:style-name="Standard"><text:s text:c="8"/>mention: 9: ['people']</text:p>
      <text:p text:style-name="Standard"><text:s text:c="8"/>mention: 10: ['rep']</text:p>
      <text:p text:style-name="Standard"><text:s text:c="8"/>mention: 11: ['on', 'tuesday']</text:p>
      <text:p text:style-name="Standard"><text:s text:c="8"/>mention: 12: ['checked', 'into']</text:p>
      <text:p text:style-name="Standard"><text:s text:c="8"/>mention: 13: ['went']</text:p>
      <text:p text:style-name="Standard"><text:s text:c="8"/>mention: 14: ['decision']</text:p>
      <text:p text:style-name="Standard"/>
      <text:p text:style-name="Standard"><text:span text:style-name="T1">sentence:</text:span> perennial party girl tara reid checked herself into promises treatment center , her rep told people .</text:p>
      <text:p text:style-name="Standard"><text:s text:c="8"/>[<text:span text:style-name="T3">events</text:span>]: [['checked', 'into'], ['told']]</text:p>
      <text:p text:style-name="Standard"><text:s text:c="8"/>[<text:span text:style-name="T5">entities</text:span>]: [['people'], ['promises', 'treatment', 'center'], ['tara', 'reid'], ['herself'], ['rep']]</text:p>
      <text:p text:style-name="Standard"/>
      <text:p text:style-name="Standard"><text:s text:c="8"/>* entity-paths for event ['checked', 'into'] 1_10ecb.xml sent: 0</text:p>
      <text:p text:style-name="Standard"><text:s text:c="8"/>**NSUBJ and DOBJ 1-hops:</text:p>
      <text:p text:style-name="Standard"/>
      <text:p text:style-name="Standard"><text:s text:c="8"/>* entity-paths for event ['told'] 1_10ecb.xml sent: 0</text:p>
      <text:p text:style-name="Standard"><text:s text:c="9"/>['told --(nsubj)--&gt; girl', 'girl --(acl:relcl)--&gt; checked', 'checked --(nsubj)--&gt; Reid']</text:p>
      <text:p text:style-name="Standard"><text:s text:c="9"/>['told --(nsubj)--&gt; girl', 'girl --(acl:relcl)--&gt; checked', 'checked --(dobj)--&gt; herself']</text:p>
      <text:p text:style-name="Standard"><text:s text:c="9"/>['told --(parataxis)--&gt; Promises']</text:p>
      <text:p text:style-name="Standard"><text:s text:c="9"/>['told --(dobj)--&gt; People']</text:p>
      <text:p text:style-name="Standard"><text:s text:c="8"/>**NSUBJ and DOBJ 1-hops:</text:p>
      <text:p text:style-name="Standard"/>
      <text:p text:style-name="Standard"><text:span text:style-name="T1">sentence:</text:span> a friend of the actress told people she went to promises on tuesday and that her friends and family supported her decision .</text:p>
      <text:p text:style-name="P2"><text:s text:c="8"/>[<text:span text:style-name="T3">events</text:span>]: [['went'], ['decision']]</text:p>
      <text:p text:style-name="P2"><text:s text:c="8"/>[<text:span text:style-name="T5">entities</text:span>]: [['on', 'tuesday'], ['her'], ['people'], ['promises'], ['family'], ['she']]</text:p>
      <text:p text:style-name="Standard"/>
      <text:p text:style-name="Standard"><text:s text:c="8"/>* entity-paths for event ['went'] 1_10ecb.xml sent: 3</text:p>
      <text:p text:style-name="Standard"><text:s text:c="9"/>['went --(nsubj)--&gt; she']</text:p>
      <text:p text:style-name="Standard"><text:s text:c="9"/>['went --(xcomp)--&gt; Promises']</text:p>
      <text:p text:style-name="Standard"><text:s text:c="9"/>['went --(conj)--&gt; supported', 'supported --(nsubj)--&gt; friends', 'friends --(conj)--&gt; family']</text:p>
      <text:p text:style-name="Standard"><text:s text:c="9"/>['went --(conj)--&gt; supported', 'supported --(dobj)--&gt; decision', 'decision --(nmod:poss)--&gt; her']</text:p>
      <text:p text:style-name="Standard"><text:s text:c="8"/>**NSUBJ and DOBJ 1-hops:</text:p>
      <text:p text:style-name="Standard"/>
      <text:p text:style-name="Standard"><text:s text:c="8"/>* entity-paths for event ['decision'] 1_10ecb.xml sent: 3</text:p>
      <text:p text:style-name="Standard"><text:s text:c="9"/>['decision --(nmod:poss)--&gt; her']</text:p>
      <text:p text:style-name="Standard"><text:s text:c="8"/>**NSUBJ and DOBJ 1-hop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4:38:46.045439187</meta:creation-date>
    <dc:date>2019-02-11T14:40:00.752979911</dc:date>
    <meta:editing-duration>PT1M15S</meta:editing-duration>
    <meta:editing-cycles>1</meta:editing-cycles>
    <meta:document-statistic meta:table-count="0" meta:image-count="0" meta:object-count="0" meta:page-count="1" meta:paragraph-count="39" meta:word-count="252" meta:character-count="2038" meta:non-whitespace-character-count="1562"/>
    <meta:generator>LibreOffice/6.0.7.3$Linux_X86_64 LibreOffice_project/00m0$Build-3</meta:generator>
  </office:meta>
</office:document-meta>
</file>